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 fo:break-before="pag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2pt" fo:font-weight="normal" style:font-weight-asian="normal" style:font-weight-complex="normal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2pt" fo:font-weight="bold" style:font-weight-asian="bold" style:font-weight-complex="bold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2pt" fo:font-weight="bold" style:font-weight-asian="bold" style:font-weight-complex="bold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0pt" fo:font-weight="normal" style:font-size-asian="10pt" style:font-weight-asian="normal" style:font-size-complex="10pt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0pt" fo:font-weight="normal" style:font-size-asian="10pt" style:font-weight-asian="normal" style:font-size-complex="10pt" style:font-weight-complex="normal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draw:textarea-vertical-align="middle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Tvar1" draw:style-name="gr1" draw:text-style-name="P4" svg:width="3.917cm" svg:height="0.489cm" svg:x="0.351cm" svg:y="0.383cm"><draw:text-box><text:p text:style-name="P3"><text:span text:style-name="T1">Č</text:span><text:span text:style-name="T1">T</text:span><text:span text:style-name="T1">V</text:span><text:span text:style-name="T1">R</text:span><text:span text:style-name="T1">T</text:span><text:span text:style-name="T1">F</text:span><text:span text:style-name="T1">I</text:span><text:span text:style-name="T1">N</text:span><text:span text:style-name="T1">Á</text:span><text:span text:style-name="T1">L</text:span><text:span text:style-name="T1">E</text:span></text:p></draw:text-box></draw:frame><draw:frame text:anchor-type="paragraph" draw:z-index="31" draw:name="Tvar1" draw:style-name="gr1" draw:text-style-name="P4" svg:width="3.917cm" svg:height="0.489cm" svg:x="0.351cm" svg:y="0.383cm"><draw:text-box><text:p text:style-name="P3"><text:span text:style-name="T1">ČTVRTFINÁLE</text:span></text:p></draw:text-box></draw:frame><draw:frame text:anchor-type="paragraph" draw:z-index="32" draw:name="Tvar1" draw:style-name="gr1" draw:text-style-name="P4" svg:width="3.917cm" svg:height="0.489cm" svg:x="4.029cm" svg:y="0.383cm"><draw:text-box><text:p text:style-name="P3"><text:span text:style-name="T1">SEMIFINÁLE</text:span></text:p></draw:text-box></draw:frame><draw:frame text:anchor-type="paragraph" draw:z-index="38" draw:name="Tvar1" draw:style-name="gr1" draw:text-style-name="P4" svg:width="3.917cm" svg:height="0.489cm" svg:x="7.495cm" svg:y="0.383cm"><draw:text-box><text:p text:style-name="P3"><text:span text:style-name="T1">FINÁLE</text:span></text:p></draw:text-box></draw:frame></text:p>
      <text:p text:style-name="Standard"><draw:line text:anchor-type="paragraph" draw:z-index="1" draw:name="Tvar2" draw:style-name="gr2" draw:text-style-name="P5" svg:x1="4.253cm" svg:y1="1.59cm" svg:x2="0.231cm" svg:y2="1.59cm"><text:p/></draw:line><draw:line text:anchor-type="paragraph" draw:z-index="2" draw:name="Tvar2" draw:style-name="gr2" draw:text-style-name="P5" svg:x1="4.239cm" svg:y1="2.597cm" svg:x2="0.219cm" svg:y2="2.597cm"><text:p/></draw:line><draw:frame text:anchor-type="paragraph" draw:z-index="3" draw:name="Tvar1" draw:style-name="gr1" draw:text-style-name="P7" svg:width="3.917cm" svg:height="0.489cm" svg:x="0.258cm" svg:y="2.108cm"><draw:text-box><text:p text:style-name="P6"><text:span text:style-name="T2">Radim Běčák</text:span></text:p></draw:text-box></draw:frame><draw:line text:anchor-type="paragraph" draw:z-index="4" draw:name="Tvar2" draw:style-name="gr2" draw:text-style-name="P5" svg:x1="4.253cm" svg:y1="3.733cm" svg:x2="0.231cm" svg:y2="3.733cm"><text:p/></draw:line><draw:line text:anchor-type="paragraph" draw:z-index="5" draw:name="Tvar2" draw:style-name="gr2" draw:text-style-name="P5" svg:x1="4.239cm" svg:y1="4.74cm" svg:x2="0.219cm" svg:y2="4.74cm"><text:p/></draw:line><draw:frame text:anchor-type="paragraph" draw:z-index="6" draw:name="Tvar1" draw:style-name="gr1" draw:text-style-name="P7" svg:width="3.917cm" svg:height="0.489cm" svg:x="0.258cm" svg:y="3.244cm"><draw:text-box><text:p text:style-name="P6"><text:span text:style-name="T2">Michal Strakoš</text:span></text:p></draw:text-box></draw:frame><draw:frame text:anchor-type="paragraph" draw:z-index="7" draw:name="Tvar1" draw:style-name="gr1" draw:text-style-name="P8" svg:width="3.917cm" svg:height="0.489cm" svg:x="0.258cm" svg:y="4.251cm"><draw:text-box><text:p text:style-name="P6"><text:span text:style-name="T2">Tomáš Bartoň</text:span></text:p></draw:text-box></draw:frame><draw:line text:anchor-type="paragraph" draw:z-index="8" draw:name="Tvar2" draw:style-name="gr2" draw:text-style-name="P5" svg:x1="4.253cm" svg:y1="6.14cm" svg:x2="0.231cm" svg:y2="6.14cm"><text:p/></draw:line><draw:line text:anchor-type="paragraph" draw:z-index="9" draw:name="Tvar2" draw:style-name="gr2" draw:text-style-name="P5" svg:x1="4.239cm" svg:y1="7.148cm" svg:x2="0.219cm" svg:y2="7.148cm"><text:p/></draw:line><draw:frame text:anchor-type="paragraph" draw:z-index="10" draw:name="Tvar1" draw:style-name="gr1" draw:text-style-name="P7" svg:width="3.917cm" svg:height="0.489cm" svg:x="0.258cm" svg:y="5.652cm"><draw:text-box><text:p text:style-name="P6"><text:span text:style-name="T2">Martin Krupa</text:span></text:p></draw:text-box></draw:frame><draw:frame text:anchor-type="paragraph" draw:z-index="11" draw:name="Tvar1" draw:style-name="gr1" draw:text-style-name="P7" svg:width="3.917cm" svg:height="0.489cm" svg:x="0.258cm" svg:y="6.659cm"><draw:text-box><text:p text:style-name="P6"><text:span text:style-name="T2">L</text:span><text:span text:style-name="T2">i</text:span><text:span text:style-name="T2">b</text:span><text:span text:style-name="T2">o</text:span><text:span text:style-name="T2">r</text:span><text:span text:style-name="T2"> </text:span><text:span text:style-name="T2">S</text:span><text:span text:style-name="T2">t</text:span><text:span text:style-name="T2">a</text:span><text:span text:style-name="T2">n</text:span><text:span text:style-name="T2">i</text:span><text:span text:style-name="T2">s</text:span><text:span text:style-name="T2">l</text:span><text:span text:style-name="T2">a</text:span><text:span text:style-name="T2">v</text:span></text:p></draw:text-box></draw:frame><draw:line text:anchor-type="paragraph" draw:z-index="12" draw:name="Tvar2" draw:style-name="gr2" draw:text-style-name="P5" svg:x1="4.239cm" svg:y1="8.389cm" svg:x2="0.217cm" svg:y2="8.389cm"><text:p/></draw:line><draw:line text:anchor-type="paragraph" draw:z-index="13" draw:name="Tvar2" draw:style-name="gr2" draw:text-style-name="P5" svg:x1="4.224cm" svg:y1="9.397cm" svg:x2="0.204cm" svg:y2="9.397cm"><text:p/></draw:line><draw:frame text:anchor-type="paragraph" draw:z-index="14" draw:name="Tvar1" draw:style-name="gr1" draw:text-style-name="P7" svg:width="3.917cm" svg:height="0.489cm" svg:x="0.258cm" svg:y="7.9cm"><draw:text-box><text:p text:style-name="P6"><text:span text:style-name="T2">H</text:span><text:span text:style-name="T2">o</text:span><text:span text:style-name="T2">n</text:span><text:span text:style-name="T2">z</text:span><text:span text:style-name="T2">a</text:span><text:span text:style-name="T2"> </text:span><text:span text:style-name="T2">T</text:span><text:span text:style-name="T2">a</text:span><text:span text:style-name="T2">b</text:span><text:span text:style-name="T2">a</text:span><text:span text:style-name="T2">c</text:span><text:span text:style-name="T2">h</text:span></text:p></draw:text-box></draw:frame><draw:frame text:anchor-type="paragraph" draw:z-index="15" draw:name="Tvar1" draw:style-name="gr1" draw:text-style-name="P7" svg:width="3.917cm" svg:height="0.489cm" svg:x="0.258cm" svg:y="8.908cm"><draw:text-box><text:p text:style-name="P6"><text:span text:style-name="T2">Pavel Mžik</text:span></text:p></draw:text-box></draw:frame><draw:line text:anchor-type="paragraph" draw:z-index="16" draw:name="Tvar3" draw:style-name="gr2" draw:text-style-name="P5" svg:x1="4.252cm" svg:y1="1.59cm" svg:x2="4.238cm" svg:y2="2.597cm"><text:p/></draw:line><draw:line text:anchor-type="paragraph" draw:z-index="17" draw:name="Tvar3" draw:style-name="gr2" draw:text-style-name="P5" svg:x1="4.252cm" svg:y1="3.733cm" svg:x2="4.238cm" svg:y2="4.74cm"><text:p/></draw:line><draw:line text:anchor-type="paragraph" draw:z-index="18" draw:name="Tvar3" draw:style-name="gr2" draw:text-style-name="P5" svg:x1="4.238cm" svg:y1="6.14cm" svg:x2="4.224cm" svg:y2="7.147cm"><text:p/></draw:line><draw:line text:anchor-type="paragraph" draw:z-index="19" draw:name="Tvar3" draw:style-name="gr2" draw:text-style-name="P5" svg:x1="4.224cm" svg:y1="8.389cm" svg:x2="4.21cm" svg:y2="9.396cm"><text:p/></draw:line><draw:line text:anchor-type="paragraph" draw:z-index="20" draw:name="Tvar4" draw:style-name="gr2" draw:text-style-name="P5" svg:x1="4.224cm" svg:y1="6.659cm" svg:x2="7.56cm" svg:y2="6.643cm"><text:p/></draw:line><draw:line text:anchor-type="paragraph" draw:z-index="21" draw:name="Tvar4" draw:style-name="gr2" draw:text-style-name="P5" svg:x1="4.224cm" svg:y1="6.659cm" svg:x2="7.56cm" svg:y2="6.643cm"><text:p/></draw:line><draw:line text:anchor-type="paragraph" draw:z-index="22" draw:name="Tvar4" draw:style-name="gr2" draw:text-style-name="P5" svg:x1="4.224cm" svg:y1="8.908cm" svg:x2="7.56cm" svg:y2="8.892cm"><text:p/></draw:line><draw:line text:anchor-type="paragraph" draw:z-index="23" draw:name="Tvar4" draw:style-name="gr2" draw:text-style-name="P5" svg:x1="4.253cm" svg:y1="4.267cm" svg:x2="7.589cm" svg:y2="4.251cm"><text:p/></draw:line><draw:line text:anchor-type="paragraph" draw:z-index="24" draw:name="Tvar4" draw:style-name="gr2" draw:text-style-name="P5" svg:x1="4.253cm" svg:y1="2.108cm" svg:x2="7.589cm" svg:y2="2.092cm"><text:p/></draw:line><draw:line text:anchor-type="paragraph" draw:z-index="25" draw:name="Tvar5" draw:style-name="gr2" draw:text-style-name="P5" svg:x1="7.588cm" svg:y1="2.092cm" svg:x2="7.588cm" svg:y2="4.267cm"><text:p/></draw:line><draw:line text:anchor-type="paragraph" draw:z-index="26" draw:name="Tvar5" draw:style-name="gr2" draw:text-style-name="P5" svg:x1="7.56cm" svg:y1="6.643cm" svg:x2="7.56cm" svg:y2="8.818cm"><text:p/></draw:line><draw:line text:anchor-type="paragraph" draw:z-index="27" draw:name="Tvar6" draw:style-name="gr2" draw:text-style-name="P5" svg:x1="7.588cm" svg:y1="3.203cm" svg:x2="10.761cm" svg:y2="3.177cm"><text:p/></draw:line><draw:line text:anchor-type="paragraph" draw:z-index="28" draw:name="Tvar6" draw:style-name="gr2" draw:text-style-name="P5" svg:x1="7.56cm" svg:y1="7.728cm" svg:x2="10.733cm" svg:y2="7.702cm"><text:p/></draw:line><draw:line text:anchor-type="paragraph" draw:z-index="29" draw:name="Tvar7" draw:style-name="gr2" draw:text-style-name="P5" svg:x1="10.761cm" svg:y1="3.177cm" svg:x2="10.733cm" svg:y2="7.701cm"><text:p/></draw:line><draw:line text:anchor-type="paragraph" draw:z-index="30" draw:name="Tvar8" draw:style-name="gr2" draw:text-style-name="P5" svg:x1="10.761cm" svg:y1="5.294cm" svg:x2="13.777cm" svg:y2="5.294cm"><text:p/></draw:line><draw:frame text:anchor-type="paragraph" draw:z-index="33" draw:name="Tvar1" draw:style-name="gr1" draw:text-style-name="P4" svg:width="3.917cm" svg:height="0.489cm" svg:x="10.299cm" svg:y="8.336cm"><draw:text-box><text:p text:style-name="P3"><text:span text:style-name="T1">O</text:span><text:span text:style-name="T1"> </text:span><text:span text:style-name="T1">3</text:span><text:span text:style-name="T1">.</text:span><text:span text:style-name="T1"> </text:span><text:span text:style-name="T1">m</text:span><text:span text:style-name="T1">í</text:span><text:span text:style-name="T1">s</text:span><text:span text:style-name="T1">t</text:span><text:span text:style-name="T1">o</text:span></text:p></draw:text-box></draw:frame><draw:line text:anchor-type="paragraph" draw:z-index="34" draw:name="Tvar4" draw:style-name="gr2" draw:text-style-name="P5" svg:x1="8.539cm" svg:y1="12.098cm" svg:x2="11.875cm" svg:y2="12.082cm"><text:p/></draw:line><draw:line text:anchor-type="paragraph" draw:z-index="35" draw:name="Tvar4" draw:style-name="gr2" draw:text-style-name="P5" svg:x1="8.539cm" svg:y1="9.939cm" svg:x2="11.875cm" svg:y2="9.923cm"><text:p/></draw:line><draw:line text:anchor-type="paragraph" draw:z-index="36" draw:name="Tvar5" draw:style-name="gr2" draw:text-style-name="P5" svg:x1="11.874cm" svg:y1="9.923cm" svg:x2="11.874cm" svg:y2="12.098cm"><text:p/></draw:line><draw:line text:anchor-type="paragraph" draw:z-index="37" draw:name="Tvar6" draw:style-name="gr2" draw:text-style-name="P5" svg:x1="11.874cm" svg:y1="11.034cm" svg:x2="15.047cm" svg:y2="11.008cm"><text:p/></draw:line><draw:line text:anchor-type="paragraph" draw:z-index="39" draw:name="Tvar4" draw:style-name="gr2" draw:text-style-name="P5" svg:x1="0.308cm" svg:y1="17.612cm" svg:x2="3.644cm" svg:y2="17.596cm"><text:p/></draw:line><draw:line text:anchor-type="paragraph" draw:z-index="40" draw:name="Tvar4" draw:style-name="gr2" draw:text-style-name="P5" svg:x1="0.308cm" svg:y1="17.612cm" svg:x2="3.644cm" svg:y2="17.596cm"><text:p/></draw:line><draw:line text:anchor-type="paragraph" draw:z-index="41" draw:name="Tvar4" draw:style-name="gr2" draw:text-style-name="P5" svg:x1="0.308cm" svg:y1="19.861cm" svg:x2="3.644cm" svg:y2="19.845cm"><text:p/></draw:line><draw:line text:anchor-type="paragraph" draw:z-index="42" draw:name="Tvar4" draw:style-name="gr2" draw:text-style-name="P5" svg:x1="0.337cm" svg:y1="15.22cm" svg:x2="3.673cm" svg:y2="15.204cm"><text:p/></draw:line><draw:line text:anchor-type="paragraph" draw:z-index="43" draw:name="Tvar4" draw:style-name="gr2" draw:text-style-name="P5" svg:x1="0.337cm" svg:y1="13.061cm" svg:x2="3.673cm" svg:y2="13.045cm"><text:p/></draw:line><draw:line text:anchor-type="paragraph" draw:z-index="44" draw:name="Tvar5" draw:style-name="gr2" draw:text-style-name="P5" svg:x1="3.672cm" svg:y1="13.045cm" svg:x2="3.672cm" svg:y2="15.22cm"><text:p/></draw:line><draw:line text:anchor-type="paragraph" draw:z-index="45" draw:name="Tvar5" draw:style-name="gr2" draw:text-style-name="P5" svg:x1="3.644cm" svg:y1="17.596cm" svg:x2="3.644cm" svg:y2="19.771cm"><text:p/></draw:line><draw:line text:anchor-type="paragraph" draw:z-index="46" draw:name="Tvar6" draw:style-name="gr2" draw:text-style-name="P5" svg:x1="3.672cm" svg:y1="14.156cm" svg:x2="6.845cm" svg:y2="14.13cm"><text:p/></draw:line><draw:line text:anchor-type="paragraph" draw:z-index="47" draw:name="Tvar6" draw:style-name="gr2" draw:text-style-name="P5" svg:x1="3.644cm" svg:y1="18.681cm" svg:x2="6.817cm" svg:y2="18.655cm"><text:p/></draw:line><draw:line text:anchor-type="paragraph" draw:z-index="48" draw:name="Tvar7" draw:style-name="gr2" draw:text-style-name="P5" svg:x1="6.845cm" svg:y1="14.13cm" svg:x2="6.817cm" svg:y2="18.654cm"><text:p/></draw:line><draw:line text:anchor-type="paragraph" draw:z-index="49" draw:name="Tvar8" draw:style-name="gr2" draw:text-style-name="P5" svg:x1="6.845cm" svg:y1="16.247cm" svg:x2="9.861cm" svg:y2="16.247cm"><text:p/></draw:line><draw:frame text:anchor-type="paragraph" draw:z-index="50" draw:name="Tvar1" draw:style-name="gr1" draw:text-style-name="P4" svg:width="3.917cm" svg:height="0.489cm" svg:x="6.384cm" svg:y="19.29cm"><draw:text-box><text:p text:style-name="P3"><text:span text:style-name="T1">O 7. místo</text:span></text:p></draw:text-box></draw:frame><draw:line text:anchor-type="paragraph" draw:z-index="51" draw:name="Tvar4" draw:style-name="gr2" draw:text-style-name="P5" svg:x1="4.624cm" svg:y1="23.052cm" svg:x2="7.96cm" svg:y2="23.036cm"><text:p/></draw:line><draw:line text:anchor-type="paragraph" draw:z-index="52" draw:name="Tvar4" draw:style-name="gr2" draw:text-style-name="P5" svg:x1="4.624cm" svg:y1="20.893cm" svg:x2="7.96cm" svg:y2="20.877cm"><text:p/></draw:line><draw:line text:anchor-type="paragraph" draw:z-index="53" draw:name="Tvar5" draw:style-name="gr2" draw:text-style-name="P5" svg:x1="7.959cm" svg:y1="20.877cm" svg:x2="7.959cm" svg:y2="23.052cm"><text:p/></draw:line><draw:line text:anchor-type="paragraph" draw:z-index="54" draw:name="Tvar6" draw:style-name="gr2" draw:text-style-name="P5" svg:x1="7.959cm" svg:y1="21.988cm" svg:x2="11.132cm" svg:y2="21.962cm"><text:p/></draw:line><draw:frame text:anchor-type="paragraph" draw:z-index="55" draw:name="Tvar1" draw:style-name="gr1" draw:text-style-name="P4" svg:width="3.917cm" svg:height="0.489cm" svg:x="2.124cm" svg:y="11.061cm"><draw:text-box><text:p text:style-name="P3"><text:span text:style-name="T1">O</text:span><text:span text:style-name="T1"> </text:span><text:span text:style-name="T1">5</text:span><text:span text:style-name="T1">.</text:span><text:span text:style-name="T1"> </text:span><text:span text:style-name="T1">m</text:span><text:span text:style-name="T1">í</text:span><text:span text:style-name="T1">s</text:span><text:span text:style-name="T1">t</text:span><text:span text:style-name="T1">o</text:span></text:p></draw:text-box></draw:frame><draw:frame text:anchor-type="paragraph" draw:z-index="113" draw:name="Tvar1" draw:style-name="gr1" draw:text-style-name="P7" svg:width="3.917cm" svg:height="0.489cm" svg:x="0.258cm" svg:y="1.101cm"><draw:text-box><text:p text:style-name="P6"><text:span text:style-name="T2">Honza Schwarz</text:span></text:p></draw:text-box></draw:frame><draw:frame text:anchor-type="paragraph" draw:z-index="114" draw:name="Tvar1" draw:style-name="gr1" draw:text-style-name="P8" svg:width="3.319cm" svg:height="0.489cm" svg:x="4.239cm" svg:y="1.619cm"><draw:text-box><text:p text:style-name="P3"><text:span text:style-name="T2">Honza Schwarz</text:span></text:p></draw:text-box></draw:frame><draw:frame text:anchor-type="paragraph" draw:z-index="115" draw:name="Tvar1" draw:style-name="gr1" draw:text-style-name="P8" svg:width="3.336cm" svg:height="0.489cm" svg:x="4.253cm" svg:y="3.762cm"><draw:text-box><text:p text:style-name="P3"><text:span text:style-name="T2">Tomáš Bartoň</text:span></text:p></draw:text-box></draw:frame><draw:frame text:anchor-type="paragraph" draw:z-index="116" draw:name="Tvar1" draw:style-name="gr1" draw:text-style-name="P8" svg:width="3.336cm" svg:height="0.489cm" svg:x="4.225cm" svg:y="6.154cm"><draw:text-box><text:p text:style-name="P3"><text:span text:style-name="T2">Libor Stanislav</text:span></text:p></draw:text-box></draw:frame><draw:frame text:anchor-type="paragraph" draw:z-index="117" draw:name="Tvar1" draw:style-name="gr1" draw:text-style-name="P8" svg:width="3.35cm" svg:height="0.489cm" svg:x="4.21cm" svg:y="8.389cm"><draw:text-box><text:p text:style-name="P3"><text:span text:style-name="T2">Honza Tabach</text:span></text:p></draw:text-box></draw:frame><draw:frame text:anchor-type="paragraph" draw:z-index="118" draw:name="Tvar1" draw:style-name="gr1" draw:text-style-name="P7" svg:width="3.917cm" svg:height="0.489cm" svg:x="0.337cm" svg:y="12.557cm"><draw:text-box><text:p text:style-name="P6"><text:span text:style-name="T2">Radim Běčák</text:span></text:p></draw:text-box></draw:frame><draw:frame text:anchor-type="paragraph" draw:z-index="119" draw:name="Tvar1" draw:style-name="gr1" draw:text-style-name="P7" svg:width="3.917cm" svg:height="0.489cm" svg:x="0.337cm" svg:y="14.716cm"><draw:text-box><text:p text:style-name="P6"><text:span text:style-name="T2">Michal Strakoš</text:span></text:p></draw:text-box></draw:frame><draw:frame text:anchor-type="paragraph" draw:z-index="120" draw:name="Tvar1" draw:style-name="gr1" draw:text-style-name="P8" svg:width="3.331cm" svg:height="0.489cm" svg:x="4.623cm" svg:y="20.389cm"><draw:text-box><text:p text:style-name="P6"><text:span text:style-name="T2">Martin Krupa</text:span></text:p></draw:text-box></draw:frame><draw:frame text:anchor-type="paragraph" draw:z-index="121" draw:name="Tvar1" draw:style-name="gr1" draw:text-style-name="P7" svg:width="3.917cm" svg:height="0.489cm" svg:x="0.309cm" svg:y="19.357cm"><draw:text-box><text:p text:style-name="P6"><text:span text:style-name="T2">Pavel Mžik</text:span></text:p></draw:text-box></draw:frame><draw:frame text:anchor-type="paragraph" draw:z-index="132" draw:name="Tvar1" draw:style-name="gr1" draw:text-style-name="P9" svg:width="3.336cm" svg:height="0.489cm" svg:x="4.253cm" svg:y="2.108cm"><draw:text-box><text:p text:style-name="P3"><text:span text:style-name="T3">6:2, 6:4</text:span></text:p></draw:text-box></draw:frame><draw:frame text:anchor-type="paragraph" draw:z-index="133" draw:name="Tvar1" draw:style-name="gr1" draw:text-style-name="P9" svg:width="3.336cm" svg:height="0.489cm" svg:x="4.253cm" svg:y="4.267cm"><draw:text-box><text:p text:style-name="P3"><text:span text:style-name="T3">skreč.</text:span></text:p></draw:text-box></draw:frame><draw:frame text:anchor-type="paragraph" draw:z-index="134" draw:name="Tvar1" draw:style-name="gr1" draw:text-style-name="P9" svg:width="3.336cm" svg:height="0.489cm" svg:x="4.253cm" svg:y="6.643cm"><draw:text-box><text:p text:style-name="P3"><text:span text:style-name="T3">3:6, 6:2, 6:4</text:span></text:p></draw:text-box></draw:frame><draw:frame text:anchor-type="paragraph" draw:z-index="135" draw:name="Tvar1" draw:style-name="gr1" draw:text-style-name="P9" svg:width="3.336cm" svg:height="0.489cm" svg:x="4.253cm" svg:y="8.908cm"><draw:text-box><text:p text:style-name="P3"><text:span text:style-name="T3">6:4, 2:6, 6:2</text:span></text:p></draw:text-box></draw:frame><draw:frame text:anchor-type="paragraph" draw:z-index="141" draw:name="Tvar1" draw:style-name="gr1" draw:text-style-name="P8" svg:width="3.319cm" svg:height="0.489cm" svg:x="7.588cm" svg:y="2.715cm"><draw:text-box><text:p text:style-name="P3"><text:span text:style-name="T2">Honza Schwarz</text:span></text:p></draw:text-box></draw:frame><draw:frame text:anchor-type="paragraph" draw:z-index="142" draw:name="Tvar1" draw:style-name="gr1" draw:text-style-name="P10" svg:width="3.163cm" svg:height="0.489cm" svg:x="7.571cm" svg:y="3.274cm"><draw:text-box><text:p text:style-name="P3"><text:span text:style-name="T3">6:3, 6:4</text:span></text:p></draw:text-box></draw:frame><draw:frame text:anchor-type="paragraph" draw:z-index="143" draw:name="Tvar1" draw:style-name="gr1" draw:text-style-name="P8" svg:width="3.336cm" svg:height="0.489cm" svg:x="8.539cm" svg:y="9.435cm"><draw:text-box><text:p text:style-name="P6"><text:span text:style-name="T2">Tomáš Bartoň</text:span></text:p></draw:text-box></draw:frame><draw:frame text:anchor-type="paragraph" draw:z-index="144" draw:name="Tvar1" draw:style-name="gr1" draw:text-style-name="P8" svg:width="3.197cm" svg:height="0.489cm" svg:x="3.672cm" svg:y="13.667cm"><draw:text-box><text:p text:style-name="P3"><text:span text:style-name="T2">Radim Běčák</text:span></text:p></draw:text-box></draw:frame><draw:frame text:anchor-type="paragraph" draw:z-index="145" draw:name="Tvar1" draw:style-name="gr1" draw:text-style-name="P10" svg:width="3.146cm" svg:height="0.489cm" svg:x="3.672cm" svg:y="14.131cm"><draw:text-box><text:p text:style-name="P3"><text:span text:style-name="T3">skreč.</text:span></text:p></draw:text-box></draw:frame><draw:frame text:anchor-type="paragraph" draw:z-index="146" draw:name="Tvar1" draw:style-name="gr1" draw:text-style-name="P8" svg:width="3.174cm" svg:height="0.489cm" svg:x="3.644cm" svg:y="18.193cm"><draw:text-box><text:p text:style-name="P3"><text:span text:style-name="T2">Pavel Mžik</text:span></text:p></draw:text-box></draw:frame><draw:frame text:anchor-type="paragraph" draw:z-index="147" draw:name="Tvar1" draw:style-name="gr1" draw:text-style-name="P10" svg:width="3.146cm" svg:height="0.489cm" svg:x="3.644cm" svg:y="18.681cm"><draw:text-box><text:p text:style-name="P3"><text:span text:style-name="T3">6:1, 6:3</text:span></text:p></draw:text-box></draw:frame><draw:frame text:anchor-type="paragraph" draw:z-index="154" draw:name="Tvar1" draw:style-name="gr1" draw:text-style-name="P8" svg:width="3.197cm" svg:height="0.489cm" svg:x="4.623cm" svg:y="22.548cm"><draw:text-box><text:p text:style-name="P6"><text:span text:style-name="T2">Radim Běčák</text:span></text:p></draw:text-box></draw:frame></text:p>
      <text:p text:style-name="P2"><draw:frame text:anchor-type="paragraph" draw:z-index="56" draw:name="Tvar1" draw:style-name="gr1" draw:text-style-name="P4" svg:width="3.917cm" svg:height="0.489cm" svg:x="0.43cm" svg:y="0.106cm"><draw:text-box><text:p text:style-name="P3"><text:span text:style-name="T1">ČTVRTFINÁLE</text:span></text:p></draw:text-box></draw:frame><draw:line text:anchor-type="paragraph" draw:z-index="57" draw:name="Tvar2" draw:style-name="gr2" draw:text-style-name="P5" svg:x1="4.333cm" svg:y1="1.313cm" svg:x2="0.311cm" svg:y2="1.313cm"><text:p/></draw:line><draw:line text:anchor-type="paragraph" draw:z-index="58" draw:name="Tvar2" draw:style-name="gr2" draw:text-style-name="P5" svg:x1="4.319cm" svg:y1="2.32cm" svg:x2="0.299cm" svg:y2="2.32cm"><text:p/></draw:line><draw:frame text:anchor-type="paragraph" draw:z-index="59" draw:name="Tvar1" draw:style-name="gr1" draw:text-style-name="P7" svg:width="3.917cm" svg:height="0.489cm" svg:x="0.351cm" svg:y="0.824cm"><draw:text-box><text:p text:style-name="P6"><text:span text:style-name="T2">Peťa Lehnert</text:span></text:p></draw:text-box></draw:frame><draw:frame text:anchor-type="paragraph" draw:z-index="60" draw:name="Tvar1" draw:style-name="gr1" draw:text-style-name="P7" svg:width="3.917cm" svg:height="0.489cm" svg:x="0.402cm" svg:y="1.831cm"><draw:text-box><text:p text:style-name="P6"><text:span text:style-name="T2">Martin Indrák</text:span></text:p></draw:text-box></draw:frame><draw:line text:anchor-type="paragraph" draw:z-index="61" draw:name="Tvar2" draw:style-name="gr2" draw:text-style-name="P5" svg:x1="4.333cm" svg:y1="3.456cm" svg:x2="0.311cm" svg:y2="3.456cm"><text:p/></draw:line><draw:line text:anchor-type="paragraph" draw:z-index="62" draw:name="Tvar2" draw:style-name="gr2" draw:text-style-name="P5" svg:x1="4.319cm" svg:y1="4.463cm" svg:x2="0.299cm" svg:y2="4.463cm"><text:p/></draw:line><draw:frame text:anchor-type="paragraph" draw:z-index="63" draw:name="Tvar1" draw:style-name="gr1" draw:text-style-name="P7" svg:width="3.917cm" svg:height="0.489cm" svg:x="0.351cm" svg:y="2.967cm"><draw:text-box><text:p text:style-name="P6"><text:span text:style-name="T2">Petr Osterezy</text:span></text:p></draw:text-box></draw:frame><draw:frame text:anchor-type="paragraph" draw:z-index="64" draw:name="Tvar1" draw:style-name="gr1" draw:text-style-name="P7" svg:width="3.917cm" svg:height="0.489cm" svg:x="0.402cm" svg:y="3.974cm"><draw:text-box><text:p text:style-name="P6"><text:span text:style-name="T2">Peťa Kutáč</text:span></text:p></draw:text-box></draw:frame><draw:line text:anchor-type="paragraph" draw:z-index="65" draw:name="Tvar2" draw:style-name="gr2" draw:text-style-name="P5" svg:x1="4.333cm" svg:y1="5.863cm" svg:x2="0.311cm" svg:y2="5.863cm"><text:p/></draw:line><draw:line text:anchor-type="paragraph" draw:z-index="66" draw:name="Tvar2" draw:style-name="gr2" draw:text-style-name="P5" svg:x1="4.319cm" svg:y1="6.871cm" svg:x2="0.299cm" svg:y2="6.871cm"><text:p/></draw:line><draw:frame text:anchor-type="paragraph" draw:z-index="67" draw:name="Tvar1" draw:style-name="gr1" draw:text-style-name="P7" svg:width="3.917cm" svg:height="0.489cm" svg:x="0.351cm" svg:y="5.375cm"><draw:text-box><text:p text:style-name="P6"><text:span text:style-name="T2">Libor Pícha</text:span></text:p></draw:text-box></draw:frame><draw:frame text:anchor-type="paragraph" draw:z-index="68" draw:name="Tvar1" draw:style-name="gr1" draw:text-style-name="P7" svg:width="3.917cm" svg:height="0.489cm" svg:x="0.402cm" svg:y="6.382cm"><draw:text-box><text:p text:style-name="P6"><text:span text:style-name="T2">Luděk Křístek </text:span></text:p></draw:text-box></draw:frame><draw:line text:anchor-type="paragraph" draw:z-index="69" draw:name="Tvar2" draw:style-name="gr2" draw:text-style-name="P5" svg:x1="4.319cm" svg:y1="8.112cm" svg:x2="0.297cm" svg:y2="8.112cm"><text:p/></draw:line><draw:line text:anchor-type="paragraph" draw:z-index="70" draw:name="Tvar2" draw:style-name="gr2" draw:text-style-name="P5" svg:x1="4.304cm" svg:y1="9.12cm" svg:x2="0.284cm" svg:y2="9.12cm"><text:p/></draw:line><draw:frame text:anchor-type="paragraph" draw:z-index="71" draw:name="Tvar1" draw:style-name="gr1" draw:text-style-name="P7" svg:width="3.917cm" svg:height="0.489cm" svg:x="0.337cm" svg:y="7.624cm"><draw:text-box><text:p text:style-name="P6"><text:span text:style-name="T2">Mira Kokeš</text:span></text:p></draw:text-box></draw:frame><draw:frame text:anchor-type="paragraph" draw:z-index="72" draw:name="Tvar1" draw:style-name="gr1" draw:text-style-name="P7" svg:width="3.917cm" svg:height="0.489cm" svg:x="0.388cm" svg:y="8.631cm"><draw:text-box><text:p text:style-name="P6"><text:span text:style-name="T2">Zdeněk Kocián</text:span></text:p></draw:text-box></draw:frame><draw:line text:anchor-type="paragraph" draw:z-index="73" draw:name="Tvar3" draw:style-name="gr2" draw:text-style-name="P5" svg:x1="4.332cm" svg:y1="1.313cm" svg:x2="4.318cm" svg:y2="2.32cm"><text:p/></draw:line><draw:line text:anchor-type="paragraph" draw:z-index="74" draw:name="Tvar3" draw:style-name="gr2" draw:text-style-name="P5" svg:x1="4.332cm" svg:y1="3.456cm" svg:x2="4.318cm" svg:y2="4.463cm"><text:p/></draw:line><draw:line text:anchor-type="paragraph" draw:z-index="75" draw:name="Tvar3" draw:style-name="gr2" draw:text-style-name="P5" svg:x1="4.318cm" svg:y1="5.863cm" svg:x2="4.304cm" svg:y2="6.87cm"><text:p/></draw:line><draw:line text:anchor-type="paragraph" draw:z-index="76" draw:name="Tvar3" draw:style-name="gr2" draw:text-style-name="P5" svg:x1="4.304cm" svg:y1="8.112cm" svg:x2="4.29cm" svg:y2="9.119cm"><text:p/></draw:line><draw:line text:anchor-type="paragraph" draw:z-index="77" draw:name="Tvar4" draw:style-name="gr2" draw:text-style-name="P5" svg:x1="4.304cm" svg:y1="6.382cm" svg:x2="7.64cm" svg:y2="6.366cm"><text:p/></draw:line><draw:line text:anchor-type="paragraph" draw:z-index="78" draw:name="Tvar4" draw:style-name="gr2" draw:text-style-name="P5" svg:x1="4.304cm" svg:y1="6.382cm" svg:x2="7.64cm" svg:y2="6.366cm"><text:p/></draw:line><draw:line text:anchor-type="paragraph" draw:z-index="79" draw:name="Tvar4" draw:style-name="gr2" draw:text-style-name="P5" svg:x1="4.304cm" svg:y1="8.631cm" svg:x2="7.64cm" svg:y2="8.615cm"><text:p/></draw:line><draw:line text:anchor-type="paragraph" draw:z-index="80" draw:name="Tvar4" draw:style-name="gr2" draw:text-style-name="P5" svg:x1="4.333cm" svg:y1="3.99cm" svg:x2="7.669cm" svg:y2="3.974cm"><text:p/></draw:line><draw:line text:anchor-type="paragraph" draw:z-index="81" draw:name="Tvar4" draw:style-name="gr2" draw:text-style-name="P5" svg:x1="4.333cm" svg:y1="1.831cm" svg:x2="7.669cm" svg:y2="1.815cm"><text:p/></draw:line><draw:line text:anchor-type="paragraph" draw:z-index="82" draw:name="Tvar5" draw:style-name="gr2" draw:text-style-name="P5" svg:x1="7.668cm" svg:y1="1.815cm" svg:x2="7.668cm" svg:y2="3.99cm"><text:p/></draw:line><draw:line text:anchor-type="paragraph" draw:z-index="83" draw:name="Tvar5" draw:style-name="gr2" draw:text-style-name="P5" svg:x1="7.64cm" svg:y1="6.366cm" svg:x2="7.64cm" svg:y2="8.541cm"><text:p/></draw:line><draw:line text:anchor-type="paragraph" draw:z-index="84" draw:name="Tvar6" draw:style-name="gr2" draw:text-style-name="P5" svg:x1="7.668cm" svg:y1="2.926cm" svg:x2="10.841cm" svg:y2="2.9cm"><text:p/></draw:line><draw:line text:anchor-type="paragraph" draw:z-index="85" draw:name="Tvar6" draw:style-name="gr2" draw:text-style-name="P5" svg:x1="7.64cm" svg:y1="7.451cm" svg:x2="10.813cm" svg:y2="7.425cm"><text:p/></draw:line><draw:line text:anchor-type="paragraph" draw:z-index="86" draw:name="Tvar7" draw:style-name="gr2" draw:text-style-name="P5" svg:x1="10.841cm" svg:y1="2.9cm" svg:x2="10.813cm" svg:y2="7.424cm"><text:p/></draw:line><draw:line text:anchor-type="paragraph" draw:z-index="87" draw:name="Tvar8" draw:style-name="gr2" draw:text-style-name="P5" svg:x1="10.841cm" svg:y1="5.017cm" svg:x2="13.857cm" svg:y2="5.017cm"><text:p/></draw:line><draw:frame text:anchor-type="paragraph" draw:z-index="88" draw:name="Tvar1" draw:style-name="gr1" draw:text-style-name="P4" svg:width="3.917cm" svg:height="0.489cm" svg:x="0.43cm" svg:y="0.106cm"><draw:text-box><text:p text:style-name="P3"><text:span text:style-name="T1">Č</text:span><text:span text:style-name="T1">T</text:span><text:span text:style-name="T1">V</text:span><text:span text:style-name="T1">R</text:span><text:span text:style-name="T1">T</text:span><text:span text:style-name="T1">F</text:span><text:span text:style-name="T1">I</text:span><text:span text:style-name="T1">N</text:span><text:span text:style-name="T1">Á</text:span><text:span text:style-name="T1">L</text:span><text:span text:style-name="T1">E</text:span></text:p></draw:text-box></draw:frame><draw:frame text:anchor-type="paragraph" draw:z-index="89" draw:name="Tvar1" draw:style-name="gr1" draw:text-style-name="P4" svg:width="3.917cm" svg:height="0.489cm" svg:x="4.108cm" svg:y="0.106cm"><draw:text-box><text:p text:style-name="P3"><text:span text:style-name="T1">SEMIFINÁLE</text:span></text:p></draw:text-box></draw:frame><draw:frame text:anchor-type="paragraph" draw:z-index="90" draw:name="Tvar1" draw:style-name="gr1" draw:text-style-name="P4" svg:width="3.917cm" svg:height="0.489cm" svg:x="10.379cm" svg:y="8.059cm"><draw:text-box><text:p text:style-name="P3"><text:span text:style-name="T1">O 11. místo</text:span></text:p></draw:text-box></draw:frame><draw:line text:anchor-type="paragraph" draw:z-index="91" draw:name="Tvar4" draw:style-name="gr2" draw:text-style-name="P5" svg:x1="8.619cm" svg:y1="11.821cm" svg:x2="11.955cm" svg:y2="11.805cm"><text:p/></draw:line><draw:line text:anchor-type="paragraph" draw:z-index="92" draw:name="Tvar4" draw:style-name="gr2" draw:text-style-name="P5" svg:x1="8.619cm" svg:y1="9.662cm" svg:x2="11.955cm" svg:y2="9.646cm"><text:p/></draw:line><draw:line text:anchor-type="paragraph" draw:z-index="93" draw:name="Tvar5" draw:style-name="gr2" draw:text-style-name="P5" svg:x1="11.954cm" svg:y1="9.646cm" svg:x2="11.954cm" svg:y2="11.821cm"><text:p/></draw:line><draw:line text:anchor-type="paragraph" draw:z-index="94" draw:name="Tvar6" draw:style-name="gr2" draw:text-style-name="P5" svg:x1="11.954cm" svg:y1="10.757cm" svg:x2="15.127cm" svg:y2="10.731cm"><text:p/></draw:line><draw:frame text:anchor-type="paragraph" draw:z-index="95" draw:name="Tvar1" draw:style-name="gr1" draw:text-style-name="P4" svg:width="3.917cm" svg:height="0.489cm" svg:x="7.839cm" svg:y="0.106cm"><draw:text-box><text:p text:style-name="P3"><text:span text:style-name="T1">FINÁLE (o 9. místo)</text:span></text:p></draw:text-box></draw:frame><draw:line text:anchor-type="paragraph" draw:z-index="96" draw:name="Tvar4" draw:style-name="gr2" draw:text-style-name="P5" svg:x1="0.388cm" svg:y1="17.335cm" svg:x2="3.724cm" svg:y2="17.319cm"><text:p/></draw:line><draw:line text:anchor-type="paragraph" draw:z-index="97" draw:name="Tvar4" draw:style-name="gr2" draw:text-style-name="P5" svg:x1="0.388cm" svg:y1="17.335cm" svg:x2="3.724cm" svg:y2="17.319cm"><text:p/></draw:line><draw:line text:anchor-type="paragraph" draw:z-index="98" draw:name="Tvar4" draw:style-name="gr2" draw:text-style-name="P5" svg:x1="0.388cm" svg:y1="19.584cm" svg:x2="3.724cm" svg:y2="19.568cm"><text:p/></draw:line><draw:line text:anchor-type="paragraph" draw:z-index="99" draw:name="Tvar4" draw:style-name="gr2" draw:text-style-name="P5" svg:x1="0.417cm" svg:y1="14.943cm" svg:x2="3.753cm" svg:y2="14.927cm"><text:p/></draw:line><draw:line text:anchor-type="paragraph" draw:z-index="100" draw:name="Tvar4" draw:style-name="gr2" draw:text-style-name="P5" svg:x1="0.417cm" svg:y1="12.784cm" svg:x2="3.753cm" svg:y2="12.768cm"><text:p/></draw:line><draw:line text:anchor-type="paragraph" draw:z-index="101" draw:name="Tvar5" draw:style-name="gr2" draw:text-style-name="P5" svg:x1="3.752cm" svg:y1="12.768cm" svg:x2="3.752cm" svg:y2="14.943cm"><text:p/></draw:line><draw:line text:anchor-type="paragraph" draw:z-index="102" draw:name="Tvar5" draw:style-name="gr2" draw:text-style-name="P5" svg:x1="3.724cm" svg:y1="17.319cm" svg:x2="3.724cm" svg:y2="19.494cm"><text:p/></draw:line><draw:line text:anchor-type="paragraph" draw:z-index="103" draw:name="Tvar6" draw:style-name="gr2" draw:text-style-name="P5" svg:x1="3.752cm" svg:y1="13.879cm" svg:x2="6.925cm" svg:y2="13.853cm"><text:p/></draw:line><draw:line text:anchor-type="paragraph" draw:z-index="104" draw:name="Tvar6" draw:style-name="gr2" draw:text-style-name="P5" svg:x1="3.724cm" svg:y1="18.404cm" svg:x2="6.897cm" svg:y2="18.378cm"><text:p/></draw:line><draw:line text:anchor-type="paragraph" draw:z-index="105" draw:name="Tvar7" draw:style-name="gr2" draw:text-style-name="P5" svg:x1="6.925cm" svg:y1="13.853cm" svg:x2="6.897cm" svg:y2="18.377cm"><text:p/></draw:line><draw:line text:anchor-type="paragraph" draw:z-index="106" draw:name="Tvar8" draw:style-name="gr2" draw:text-style-name="P5" svg:x1="6.925cm" svg:y1="15.97cm" svg:x2="9.941cm" svg:y2="15.97cm"><text:p/></draw:line><draw:frame text:anchor-type="paragraph" draw:z-index="107" draw:name="Tvar1" draw:style-name="gr1" draw:text-style-name="P4" svg:width="3.917cm" svg:height="0.489cm" svg:x="6.463cm" svg:y="19.013cm"><draw:text-box><text:p text:style-name="P3"><text:span text:style-name="T1">O 15. místo</text:span></text:p></draw:text-box></draw:frame><draw:line text:anchor-type="paragraph" draw:z-index="108" draw:name="Tvar4" draw:style-name="gr2" draw:text-style-name="P5" svg:x1="4.703cm" svg:y1="22.775cm" svg:x2="8.039cm" svg:y2="22.759cm"><text:p/></draw:line><draw:line text:anchor-type="paragraph" draw:z-index="109" draw:name="Tvar4" draw:style-name="gr2" draw:text-style-name="P5" svg:x1="4.703cm" svg:y1="20.616cm" svg:x2="8.039cm" svg:y2="20.6cm"><text:p/></draw:line><draw:line text:anchor-type="paragraph" draw:z-index="110" draw:name="Tvar5" draw:style-name="gr2" draw:text-style-name="P5" svg:x1="8.038cm" svg:y1="20.6cm" svg:x2="8.038cm" svg:y2="22.775cm"><text:p/></draw:line><draw:line text:anchor-type="paragraph" draw:z-index="111" draw:name="Tvar6" draw:style-name="gr2" draw:text-style-name="P5" svg:x1="8.038cm" svg:y1="21.711cm" svg:x2="11.211cm" svg:y2="21.685cm"><text:p/></draw:line><draw:frame text:anchor-type="paragraph" draw:z-index="112" draw:name="Tvar1" draw:style-name="gr1" draw:text-style-name="P4" svg:width="3.917cm" svg:height="0.489cm" svg:x="2.203cm" svg:y="10.784cm"><draw:text-box><text:p text:style-name="P3"><text:span text:style-name="T1">O 13. místo</text:span></text:p></draw:text-box></draw:frame><draw:frame text:anchor-type="paragraph" draw:z-index="122" draw:name="Tvar1" draw:style-name="gr1" draw:text-style-name="P8" svg:width="3.301cm" svg:height="0.489cm" svg:x="4.318cm" svg:y="1.342cm"><draw:text-box><text:p text:style-name="P3"><text:span text:style-name="T2">Peťa Lehnert</text:span></text:p></draw:text-box></draw:frame><draw:frame text:anchor-type="paragraph" draw:z-index="123" draw:name="Tvar1" draw:style-name="gr1" draw:text-style-name="P8" svg:width="3.336cm" svg:height="0.489cm" svg:x="4.304cm" svg:y="8.142cm"><draw:text-box><text:p text:style-name="P3"><text:span text:style-name="T2">Mira Kokeš</text:span></text:p></draw:text-box></draw:frame><draw:frame text:anchor-type="paragraph" draw:z-index="124" draw:name="Tvar1" draw:style-name="gr1" draw:text-style-name="P7" svg:width="3.917cm" svg:height="0.489cm" svg:x="0.416cm" svg:y="12.296cm"><draw:text-box><text:p text:style-name="P6"><text:span text:style-name="T2">Martin Indrák</text:span></text:p></draw:text-box></draw:frame><draw:frame text:anchor-type="paragraph" draw:z-index="125" draw:name="Tvar1" draw:style-name="gr1" draw:text-style-name="P7" svg:width="3.917cm" svg:height="0.489cm" svg:x="0.388cm" svg:y="19.096cm"><draw:text-box><text:p text:style-name="P6"><text:span text:style-name="T2">Zdeněk Kocián</text:span></text:p></draw:text-box></draw:frame><draw:frame text:anchor-type="paragraph" draw:z-index="126" draw:name="Tvar1" draw:style-name="gr1" draw:text-style-name="P8" svg:width="3.352cm" svg:height="0.489cm" svg:x="4.267cm" svg:y="5.893cm"><draw:text-box><text:p text:style-name="P3"><text:span text:style-name="T2">Luděk Křístek </text:span></text:p></draw:text-box></draw:frame><draw:frame text:anchor-type="paragraph" draw:z-index="127" draw:name="Tvar1" draw:style-name="gr1" draw:text-style-name="P7" svg:width="3.917cm" svg:height="0.489cm" svg:x="0.388cm" svg:y="16.847cm"><draw:text-box><text:p text:style-name="P6"><text:span text:style-name="T2">Libor Pícha</text:span></text:p></draw:text-box></draw:frame><draw:frame text:anchor-type="paragraph" draw:z-index="128" draw:name="Tvar1" draw:style-name="gr1" draw:text-style-name="P8" svg:width="3.35cm" svg:height="0.489cm" svg:x="4.318cm" svg:y="3.455cm"><draw:text-box><text:p text:style-name="P3"><text:span text:style-name="T2">Petr Osterezy</text:span></text:p></draw:text-box></draw:frame><draw:frame text:anchor-type="paragraph" draw:z-index="129" draw:name="Tvar1" draw:style-name="gr1" draw:text-style-name="P7" svg:width="3.917cm" svg:height="0.489cm" svg:x="0.416cm" svg:y="14.439cm"><draw:text-box><text:p text:style-name="P6"><text:span text:style-name="T2">Peťa Kutáč</text:span></text:p></draw:text-box></draw:frame><draw:frame text:anchor-type="paragraph" draw:z-index="130" draw:name="Tvar1" draw:style-name="gr1" draw:text-style-name="P8" svg:width="3.206cm" svg:height="0.489cm" svg:x="3.752cm" svg:y="13.365cm"><draw:text-box><text:p text:style-name="P3"><text:span text:style-name="T2">Peťa Kutáč</text:span></text:p></draw:text-box></draw:frame><draw:frame text:anchor-type="paragraph" draw:z-index="131" draw:name="Tvar1" draw:style-name="gr1" draw:text-style-name="P7" svg:width="3.917cm" svg:height="0.489cm" svg:x="4.703cm" svg:y="20.112cm"><draw:text-box><text:p text:style-name="P6"><text:span text:style-name="T2">Martin Indrák</text:span></text:p></draw:text-box></draw:frame><draw:frame text:anchor-type="paragraph" draw:z-index="136" draw:name="Tvar1" draw:style-name="gr1" draw:text-style-name="P9" svg:width="3.336cm" svg:height="0.489cm" svg:x="4.318cm" svg:y="1.831cm"><draw:text-box><text:p text:style-name="P3"><text:span text:style-name="T3">6:3, 6:3</text:span></text:p></draw:text-box></draw:frame><draw:frame text:anchor-type="paragraph" draw:z-index="137" draw:name="Tvar1" draw:style-name="gr1" draw:text-style-name="P9" svg:width="3.336cm" svg:height="0.489cm" svg:x="4.318cm" svg:y="3.974cm"><draw:text-box><text:p text:style-name="P3"><text:span text:style-name="T3">6:3, 6:4</text:span></text:p></draw:text-box></draw:frame><draw:frame text:anchor-type="paragraph" draw:z-index="138" draw:name="Tvar1" draw:style-name="gr1" draw:text-style-name="P9" svg:width="3.336cm" svg:height="0.489cm" svg:x="4.318cm" svg:y="6.366cm"><draw:text-box><text:p text:style-name="P3"><text:span text:style-name="T3">6:2, 7:5</text:span></text:p></draw:text-box></draw:frame><draw:frame text:anchor-type="paragraph" draw:z-index="139" draw:name="Tvar1" draw:style-name="gr1" draw:text-style-name="P9" svg:width="3.336cm" svg:height="0.489cm" svg:x="4.318cm" svg:y="8.631cm"><draw:text-box><text:p text:style-name="P3"><text:span text:style-name="T3">6:7, 6:4, 7:6</text:span></text:p></draw:text-box></draw:frame><draw:frame text:anchor-type="paragraph" draw:z-index="140" draw:name="Tvar1" draw:style-name="gr1" draw:text-style-name="P9" svg:width="3.336cm" svg:height="0.489cm" svg:x="3.752cm" svg:y="13.951cm"><draw:text-box><text:p text:style-name="P3"><text:span text:style-name="T3">6:2, 6:2</text:span></text:p></draw:text-box></draw:frame><draw:frame text:anchor-type="paragraph" draw:z-index="148" draw:name="Tvar1" draw:style-name="gr1" draw:text-style-name="P8" svg:width="3.174cm" svg:height="0.489cm" svg:x="3.724cm" svg:y="17.889cm"><draw:text-box><text:p text:style-name="P3"><text:span text:style-name="T2">Zdeněk Kocián</text:span></text:p></draw:text-box></draw:frame><draw:frame text:anchor-type="paragraph" draw:z-index="149" draw:name="Tvar1" draw:style-name="gr1" draw:text-style-name="P10" svg:width="3.128cm" svg:height="0.489cm" svg:x="3.724cm" svg:y="18.404cm"><draw:text-box><text:p text:style-name="P3"><text:span text:style-name="T3">bez boje</text:span></text:p></draw:text-box></draw:frame><draw:frame text:anchor-type="paragraph" draw:z-index="150" draw:name="Tvar1" draw:style-name="gr1" draw:text-style-name="P8" svg:width="3.336cm" svg:height="0.489cm" svg:x="4.703cm" svg:y="22.271cm"><draw:text-box><text:p text:style-name="P6"><text:span text:style-name="T2">Libor Pícha</text:span></text:p></draw:text-box></draw:frame><draw:frame text:anchor-type="paragraph" draw:z-index="151" draw:name="Tvar1" draw:style-name="gr1" draw:text-style-name="P7" svg:width="3.22cm" svg:height="0.489cm" svg:x="7.654cm" svg:y="2.411cm"><draw:text-box><text:p text:style-name="P3"><text:span text:style-name="T2">Petr Osterezy</text:span></text:p></draw:text-box></draw:frame><draw:frame text:anchor-type="paragraph" draw:z-index="152" draw:name="Tvar1" draw:style-name="gr1" draw:text-style-name="P8" svg:width="3.301cm" svg:height="0.489cm" svg:x="8.618cm" svg:y="9.174cm"><draw:text-box><text:p text:style-name="P6"><text:span text:style-name="T2">Peťa Lehnert</text:span></text:p></draw:text-box></draw:frame><draw:frame text:anchor-type="paragraph" draw:z-index="153" draw:name="Tvar1" draw:style-name="gr1" draw:text-style-name="P10" svg:width="3.16cm" svg:height="0.489cm" svg:x="7.654cm" svg:y="2.926cm"><draw:text-box><text:p text:style-name="P3"><text:span text:style-name="T3">6:3, 4:6, 7:5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3:19:11.446442630</meta:creation-date>
    <meta:editing-duration>PT1H26M23S</meta:editing-duration>
    <meta:editing-cycles>19</meta:editing-cycles>
    <meta:generator>LibreOffice/5.3.1.2$Linux_X86_64 LibreOffice_project/30m0$Build-2</meta:generator>
    <meta:initial-creator>Janek </meta:initial-creator>
    <dc:date>2017-09-08T22:08:27.645600001</dc:date>
    <meta:document-statistic meta:table-count="0" meta:image-count="0" meta:object-count="0" meta:page-count="2" meta:paragraph-count="0" meta:word-count="0" meta:character-count="0" meta:non-whitespace-character-count="0"/>
  </office:meta>
</office:document-meta>
</file>